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4.3154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5508in"/>
    </style:style>
    <style:style style:name="co7" style:family="table-column">
      <style:table-column-properties fo:break-before="auto" style:column-width="2.8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-ranges="Sheet1.H26:Sheet1.H26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Materialien für Musikbox</text:p>
          </table:table-cell>
          <table:table-cell/>
          <table:table-cell office:value-type="string">
            <text:p>Bestellnummer</text:p>
          </table:table-cell>
          <table:table-cell office:value-type="string">
            <text:p>Bezeichnung</text:p>
          </table:table-cell>
          <table:table-cell office:value-type="string">
            <text:p>Verkäufer</text:p>
          </table:table-cell>
          <table:table-cell/>
          <table:table-cell office:value-type="string">
            <text:p>Preisgebinde</text:p>
          </table:table-cell>
          <table:table-cell office:value-type="string">
            <text:p>Preis einzeln</text:p>
          </table:table-cell>
          <table:table-cell office:value-type="string">
            <text:p>Kosten pro Kind</text:p>
          </table:table-cell>
          <table:table-cell office:value-type="string">
            <text:p>Kosten für 12 Kinder + 2 Erwachsene</text:p>
          </table:table-cell>
        </table:table-row>
        <table:table-row table:style-name="ro1">
          <table:table-cell office:value-type="string">
            <text:p>Fotowiderstand</text:p>
          </table:table-cell>
          <table:table-cell/>
          <table:table-cell office:value-type="string">
            <text:p>PGM5526</text:p>
          </table:table-cell>
          <table:table-cell office:value-type="string">
            <text:p>5526 / 5528 LDR Fotowiderstand, 100mW, 8-20kΩ, 540nm, THT</text:p>
          </table:table-cell>
          <table:table-cell office:value-type="string">
            <text:p>Berrybase</text:p>
          </table:table-cell>
          <table:table-cell/>
          <table:table-cell table:number-columns-repeated="3" office:value-type="float" office:value="0.33">
            <text:p>0.33</text:p>
          </table:table-cell>
          <table:table-cell table:formula="of:=[.I2]*14" office:value-type="float" office:value="4.62">
            <text:p>4.62</text:p>
          </table:table-cell>
        </table:table-row>
        <table:table-row table:style-name="ro2">
          <table:table-cell office:value-type="string">
            <text:p>10K Widerstand</text:p>
          </table:table-cell>
          <table:table-cell/>
          <table:table-cell office:value-type="string">
            <text:p>MSW10K0.6</text:p>
          </table:table-cell>
          <table:table-cell office:value-type="string">
            <text:p>Metallschichtwiderstand, 10,0 KOhm, 0,6W, ±1%,</text:p>
            <text:p>0207, axial, Durchsteckmontage</text:p>
          </table:table-cell>
          <table:table-cell office:value-type="string">
            <text:p>Berrybase</text:p>
          </table:table-cell>
          <table:table-cell/>
          <table:table-cell table:number-columns-repeated="3" office:value-type="float" office:value="0.06">
            <text:p>0.06</text:p>
          </table:table-cell>
          <table:table-cell table:formula="of:=[.I3]*14" office:value-type="float" office:value="0.84">
            <text:p>0.84</text:p>
          </table:table-cell>
        </table:table-row>
        <table:table-row table:style-name="ro1">
          <table:table-cell office:value-type="string">
            <text:p>330 Ohm Widerstand</text:p>
          </table:table-cell>
          <table:table-cell table:number-columns-repeated="3"/>
          <table:table-cell office:value-type="string">
            <text:p>Berrybase</text:p>
          </table:table-cell>
          <table:table-cell/>
          <table:table-cell table:number-columns-repeated="3" office:value-type="float" office:value="0.06">
            <text:p>0.06</text:p>
          </table:table-cell>
          <table:table-cell table:formula="of:=[.I4]*14" office:value-type="float" office:value="0.84">
            <text:p>0.84</text:p>
          </table:table-cell>
        </table:table-row>
        <table:table-row table:style-name="ro2">
          <table:table-cell office:value-type="string">
            <text:p>Pico 2 W</text:p>
          </table:table-cell>
          <table:table-cell/>
          <table:table-cell office:value-type="string">
            <text:p>RPI-PICO2-W</text:p>
          </table:table-cell>
          <table:table-cell office:value-type="string">
            <text:p>Raspberry Pi Pico 2W, RP2350 + WLAN + Bluetooth</text:p>
            <text:p>Mikrocontroller-Board</text:p>
          </table:table-cell>
          <table:table-cell office:value-type="string">
            <text:p>Berrybase</text:p>
          </table:table-cell>
          <table:table-cell/>
          <table:table-cell table:number-columns-repeated="3" office:value-type="float" office:value="7.9">
            <text:p>7.9</text:p>
          </table:table-cell>
          <table:table-cell table:formula="of:=[.I5]*14" office:value-type="float" office:value="110.6">
            <text:p>110.6</text:p>
          </table:table-cell>
        </table:table-row>
        <table:table-row table:style-name="ro1">
          <table:table-cell office:value-type="string">
            <text:p>USB Kabel</text:p>
          </table:table-cell>
          <table:table-cell/>
          <table:table-cell office:value-type="string">
            <text:p>RPI-MUSB-1</text:p>
          </table:table-cell>
          <table:table-cell office:value-type="string">
            <text:p>offizielles Raspberry Pi Micro USB Kabel, rot, 1,0m</text:p>
          </table:table-cell>
          <table:table-cell office:value-type="string">
            <text:p>Berrybase</text:p>
          </table:table-cell>
          <table:table-cell/>
          <table:table-cell table:number-columns-repeated="3" office:value-type="float" office:value="1.8">
            <text:p>1.8</text:p>
          </table:table-cell>
          <table:table-cell table:formula="of:=[.I6]*14" office:value-type="float" office:value="25.2">
            <text:p>25.2</text:p>
          </table:table-cell>
        </table:table-row>
        <table:table-row table:style-name="ro2">
          <table:table-cell office:value-type="string">
            <text:p>Stiftleisten</text:p>
          </table:table-cell>
          <table:table-cell/>
          <table:table-cell office:value-type="string">
            <text:p>RPIP-PINH-C1</text:p>
          </table:table-cell>
          <table:table-cell office:value-type="string">
            <text:p>Stiftleisten / Pin Header Set für Raspberry Pi Pico,</text:p>
            <text:p>farbig kodiert, oben</text:p>
          </table:table-cell>
          <table:table-cell office:value-type="string">
            <text:p>Berrybase</text:p>
          </table:table-cell>
          <table:table-cell/>
          <table:table-cell table:number-columns-repeated="3" office:value-type="float" office:value="1.1">
            <text:p>1.1</text:p>
          </table:table-cell>
          <table:table-cell table:formula="of:=[.I7]*14" office:value-type="float" office:value="15.4">
            <text:p>15.4</text:p>
          </table:table-cell>
        </table:table-row>
        <table:table-row table:style-name="ro1">
          <table:table-cell office:value-type="string">
            <text:p>LED</text:p>
          </table:table-cell>
          <table:table-cell/>
          <table:table-cell office:value-type="string">
            <text:p>LED35-KIT</text:p>
          </table:table-cell>
          <table:table-cell office:value-type="string">
            <text:p>300-teiliges LED Sortiment in Kunststoffbox </text:p>
          </table:table-cell>
          <table:table-cell office:value-type="string">
            <text:p>Berrybase</text:p>
          </table:table-cell>
          <table:table-cell/>
          <table:table-cell office:value-type="float" office:value="5.5">
            <text:p>5.5</text:p>
          </table:table-cell>
          <table:table-cell table:formula="of:=5.5/300" office:value-type="float" office:value="0.0183333333333333">
            <text:p>0.02</text:p>
          </table:table-cell>
          <table:table-cell office:value-type="float" office:value="0.02">
            <text:p>0.02</text:p>
          </table:table-cell>
          <table:table-cell table:formula="of:=[.I8]*14" office:value-type="float" office:value="0.28">
            <text:p>0.28</text:p>
          </table:table-cell>
        </table:table-row>
        <table:table-row table:style-name="ro2">
          <table:table-cell office:value-type="string">
            <text:p>Buttons</text:p>
          </table:table-cell>
          <table:table-cell/>
          <table:table-cell office:value-type="string">
            <text:p>KHTKIT-1</text:p>
          </table:table-cell>
          <table:table-cell office:value-type="string">
            <text:p>160-teiliges Kurzhubtaster-Sortiment, 6x6x5mm, 8</text:p>
            <text:p>Farben, THT in Kunststoffdose</text:p>
          </table:table-cell>
          <table:table-cell office:value-type="string">
            <text:p>Berrybase</text:p>
          </table:table-cell>
          <table:table-cell/>
          <table:table-cell office:value-type="float" office:value="6.7">
            <text:p>6.7</text:p>
          </table:table-cell>
          <table:table-cell table:formula="of:=6.7/160" office:value-type="float" office:value="0.041875">
            <text:p>0.04</text:p>
          </table:table-cell>
          <table:table-cell office:value-type="float" office:value="0.08">
            <text:p>0.08</text:p>
          </table:table-cell>
          <table:table-cell table:formula="of:=[.I9]*14" office:value-type="float" office:value="1.12">
            <text:p>1.12</text:p>
          </table:table-cell>
        </table:table-row>
        <table:table-row table:style-name="ro1">
          <table:table-cell office:value-type="string">
            <text:p>Lautsprecher</text:p>
          </table:table-cell>
          <table:table-cell/>
          <table:table-cell office:value-type="string">
            <text:p>COM-15350</text:p>
          </table:table-cell>
          <table:table-cell office:value-type="string">
            <text:p>Lautsprecher, flach, 0,5W </text:p>
          </table:table-cell>
          <table:table-cell office:value-type="string">
            <text:p>Berrybase</text:p>
          </table:table-cell>
          <table:table-cell/>
          <table:table-cell table:number-columns-repeated="3" office:value-type="float" office:value="1.25">
            <text:p>1.25</text:p>
          </table:table-cell>
          <table:table-cell table:formula="of:=[.I10]*14" office:value-type="float" office:value="17.5">
            <text:p>17.5</text:p>
          </table:table-cell>
        </table:table-row>
        <table:table-row table:style-name="ro1">
          <table:table-cell office:value-type="string">
            <text:p>SD Karte</text:p>
          </table:table-cell>
          <table:table-cell table:number-columns-repeated="2"/>
          <table:table-cell office:value-type="string">
            <text:p>Intenso microSDHC 4GB Class 10 Speicherkarte inkl. SD-Adapter</text:p>
          </table:table-cell>
          <table:table-cell office:value-type="string">
            <text:p>Amazon</text:p>
          </table:table-cell>
          <table:table-cell/>
          <table:table-cell table:number-columns-repeated="3" office:value-type="float" office:value="2.89">
            <text:p>2.89</text:p>
          </table:table-cell>
          <table:table-cell table:formula="of:=[.I11]*14" office:value-type="float" office:value="40.46">
            <text:p>40.46</text:p>
          </table:table-cell>
        </table:table-row>
        <table:table-row table:style-name="ro3">
          <table:table-cell office:value-type="string">
            <text:p>Breadboard</text:p>
          </table:table-cell>
          <table:table-cell table:number-columns-repeated="2"/>
          <table:table-cell office:value-type="string">
            <text:p>Breadboard Kit - 3x Jumper Wire m2m/f2m/f2f + 3er Set MB102 </text:p>
            <text:p>Breadbord kompatibel mit Arduino und Raspberry Pi - 5x Set × 1</text:p>
          </table:table-cell>
          <table:table-cell office:value-type="string">
            <text:p>AZ-Delivery</text:p>
          </table:table-cell>
          <table:table-cell/>
          <table:table-cell office:value-type="float" office:value="28.99">
            <text:p>28.99</text:p>
          </table:table-cell>
          <table:table-cell table:formula="of:=[.G12]/15" office:value-type="float" office:value="1.93266666666667">
            <text:p>1.93</text:p>
          </table:table-cell>
          <table:table-cell office:value-type="float" office:value="1.93">
            <text:p>1.93</text:p>
          </table:table-cell>
          <table:table-cell table:formula="of:=[.I12]*14" office:value-type="float" office:value="27.02">
            <text:p>27.02</text:p>
          </table:table-cell>
        </table:table-row>
        <table:table-row table:style-name="ro1">
          <table:table-cell office:value-type="string">
            <text:p>DFPlayer</text:p>
          </table:table-cell>
          <table:table-cell table:number-columns-repeated="2"/>
          <table:table-cell office:value-type="string">
            <text:p>Mini MP3 Player DFPlayer Master Module - 5x MP3 Player × 3</text:p>
          </table:table-cell>
          <table:table-cell office:value-type="string">
            <text:p>AZ-Delivery</text:p>
          </table:table-cell>
          <table:table-cell/>
          <table:table-cell office:value-type="float" office:value="32.97">
            <text:p>32.97</text:p>
          </table:table-cell>
          <table:table-cell table:formula="of:=[.G13]/15" office:value-type="float" office:value="2.198">
            <text:p>2.2</text:p>
          </table:table-cell>
          <table:table-cell office:value-type="float" office:value="2.2">
            <text:p>2.2</text:p>
          </table:table-cell>
          <table:table-cell table:formula="of:=[.I13]*14" office:value-type="float" office:value="30.8">
            <text:p>30.8</text:p>
          </table:table-cell>
        </table:table-row>
        <table:table-row table:style-name="ro1">
          <table:table-cell office:value-type="string">
            <text:p>Karton</text:p>
          </table:table-cell>
          <table:table-cell/>
          <table:table-cell office:value-type="string">
            <text:p>VATTENTRÅG </text:p>
          </table:table-cell>
          <table:table-cell office:value-type="string">
            <text:p>Kasten mit Deckel, 32x23x10 cm</text:p>
          </table:table-cell>
          <table:table-cell office:value-type="string">
            <text:p>IKEA</text:p>
          </table:table-cell>
          <table:table-cell/>
          <table:table-cell table:number-columns-repeated="3" office:value-type="float" office:value="0.7">
            <text:p>0.7</text:p>
          </table:table-cell>
          <table:table-cell table:formula="of:=[.I14]*14" office:value-type="float" office:value="9.8">
            <text:p>9.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Kosten Versan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esamtkosten</text:p>
          </table:table-cell>
          <table:table-cell table:formula="of:=SUM([.J2:.J16])" office:value-type="float" office:value="309.48">
            <text:p>309.4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Bei 12 Kinder + 2 Betreuer und 30 EUR Portokosten kommt man realistisch auf 310 EUR Gesamtkoste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ie Bestellungen setzen sich auf verschiedene Sammelbestellungen zusammen ich kann z.B. Folgendes anbieten: letzte Berrybase bestellung 162,72 EUR, für die Amazon und AZ-Delivery Bestellung habe ich ein Einzelne Rechnung. Für die IKEA Kartons habe ich keine Rechnung.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4">03/24/2025</text:date>, <text:time>19:1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48S</meta:editing-duration>
    <meta:editing-cycles>6</meta:editing-cycles>
    <meta:generator>OpenOffice/4.1.15$Win32 OpenOffice.org_project/4115m2$Build-9813</meta:generator>
    <dc:date>2025-03-24T19:12:04.13</dc:date>
    <dc:creator>rze rze</dc:creator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